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eralizing Boolean Satisfiability I: Background and Survey of Existing Work.</text:p>
      <text:p text:style-name="Standard"/>
      <text:p text:style-name="Standard">Heidi E. Dixon. <text:a xlink:type="simple" xlink:href="mailto:dixon@cirl.uoregon.edu">dixon@cirl.uoregon.edu</text:a>. CIRL. Computer and Information Science 1269 University of Oregon Eugene, OR 97403 USA</text:p>
      <text:p text:style-name="Standard"/>
      <text:p text:style-name="Standard">Matthew L. Ginsberg. <text:a xlink:type="simple" xlink:href="mailto:ginsberg@otsys.com">ginsberg@otsys.com</text:a>. On Time Systems, Inc. <text:s/>1850 Millrace, Suite 1 <text:s/>Eugene, OR 97403 USA</text:p>
      <text:p text:style-name="Standard"/>
      <text:p text:style-name="Standard">Andrew J. Parkes. <text:a xlink:type="simple" xlink:href="mailto:parkes@cirl.uoregon.edu">parkes@cirl.uoregon.edu</text:a>. CIRL. 1269 University of Oregon <text:s/>Eugene, OR 97403 USA</text:p>
      <text:p text:style-name="Standard"/>
      <text:p text:style-name="Standard">2.4.2 Parity problems</text:p>
      <text:p text:style-name="Standard"/>
      <text:p text:style-name="Standard">By a parity problem, we will mean a collection of axioms specifying the parity of sets of</text:p>
      <text:p text:style-name="Standard">inputs. So we will write, for example,</text:p>
      <text:p text:style-name="Standard"/>
      <text:p text:style-name="Standard">x1 ⊕ · · · ⊕ xn = 1<text:tab/><text:tab/><text:tab/>(11)</text:p>
      <text:p text:style-name="Standard"/>
      <text:p text:style-name="Standard">to indicates that an odd number of the xi are true; a right hand side of zero would indicate</text:p>
      <text:p text:style-name="Standard">that an even number were true. The ⊕ here indicates exclusive or.</text:p>
      <text:p text:style-name="Standard"/>
      <text:p text:style-name="Standard"/>
      <text:p text:style-name="Standard">Reduction of (11) to a collection of Boolean axioms is best described by an example.</text:p>
      <text:p text:style-name="Standard">The parity constraint x ⊕ y ⊕ z = 1 is equivalent to</text:p>
      <text:p text:style-name="Standard"/>
      <text:p text:style-name="Standard">x∨y∨z</text:p>
      <text:p text:style-name="Standard">x ∨ ¬y ∨ ¬z</text:p>
      <text:p text:style-name="Standard">¬x ∨ y ∨ ¬z</text:p>
      <text:p text:style-name="Standard">¬x ∨ ¬y ∨ z</text:p>
      <text:p text:style-name="Standard"/>
      <text:p text:style-name="Standard">In general, the number of Boolean axioms needed is exponential in the length of the parity</text:p>
      <text:p text:style-name="Standard">clause (11), but for clauses of a fixed length, the number of axioms is obviously fixed as</text:p>
      <text:p text:style-name="Standard">well.</text:p>
      <text:p text:style-name="Standard"/>
      <text:p text:style-name="Standard">For the proof complexity result of interest, suppose that G is a graph, where each node</text:p>
      <text:p text:style-name="Standard">in G will correspond to a clause and each edge to a literal. We label the edges with distinct</text:p>
      <text:p text:style-name="Standard">literals, and label each node of the graph with a zero or a one. Now if n is a node of the</text:p>
      <text:p text:style-name="Standard">graph that is labeled with a value vn and the edges e1n , . . . , ei(n),n incident on n are labeled</text:p>
      <text:p text:style-name="Standard">with literals l1n , . . . , li(n),n , we add to our theory the Boolean version of the clause</text:p>
      <text:p text:style-name="Standard"/>
      <text:p text:style-name="Standard">l1n ⊕ · · · ⊕ li(n),n = vn<text:tab/><text:tab/>(12)</text:p>
      <text:p text:style-name="Standard"/>
      <text:p text:style-name="Standard">Since every edge connects two nodes, every literal in the theory appears exactly twice</text:p>
      <text:p text:style-name="Standard">in axioms of the form (12). Adding all of these constraints therefore produces a value that</text:p>
      <text:p text:style-name="Standard">is equivalent to zero mod 2 and must be equal to n vn as well. If n vn is odd, the theory</text:p>
      <text:p text:style-name="Standard">is unsatisfiable. Tseitin’s (1970) principal result is to show that this unsatisfiability cannot</text:p>
      <text:p text:style-name="Standard">in general be proven in a number of resolution steps polynomial in the size of the Boolean</text:p>
      <text:p text:style-name="Standard">encoding.</text:p>
      <text:p text:style-name="Standard"><text:soft-page-break/></text:p>
      <text:p text:style-name="Standard"/>
      <text:p text:style-name="Standard"/>
      <text:p text:style-name="Standard">Tseitin, G. (1970). On the complexity of derivation in propositional calculus. In Slisenko,</text:p>
      <text:p text:style-name="Standard">A. (Ed.), Studies in Constructive Mathematics and Mathematical Logic, Part 2, pp.</text:p>
      <text:p text:style-name="Standard">466–483. Consultants Bureau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 Quiroga</meta:initial-creator>
    <meta:creation-date>2010-12-28T09:53:57</meta:creation-date>
    <dc:date>2010-12-28T09:58:46</dc:date>
    <dc:creator>Jose Quiroga</dc:creator>
    <meta:editing-duration>PT00H04M52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2" meta:paragraph-count="34" meta:word-count="432" meta:character-count="2300"/>
  </office:meta>
</office:document-meta>
</file>